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color="#ffff00" draw:fill="solid" draw:fill-color="#ffffcc" draw:textarea-horizontal-align="right" draw:textarea-vertical-align="top" draw:shadow="visible" draw:shadow-offset-x="0.102cm" draw:shadow-offset-y="0.102cm"/>
    </style:style>
    <style:style style:name="gr2" style:family="graphic" style:parent-style-name="standard">
      <style:graphic-properties svg:stroke-color="#b3b300" draw:fill="solid" draw:fill-color="#e6e64c" draw:textarea-horizontal-align="left" draw:textarea-vertical-align="top" draw:fit-to-contour="false" fo:padding-top="0.051cm" fo:padding-bottom="0cm" fo:padding-left="0.051cm" fo:padding-right="0cm" draw:shadow="visible" draw:shadow-offset-x="0.102cm" draw:shadow-offset-y="0.102cm"/>
    </style:style>
    <style:style style:name="gr3" style:family="graphic" style:parent-style-name="standard">
      <style:graphic-properties draw:stroke="none" draw:fill="none" draw:fill-color="#ffffff" fo:min-height="0.714cm"/>
    </style:style>
    <style:style style:name="gr4" style:family="graphic" style:parent-style-name="standard">
      <style:graphic-properties svg:stroke-color="#e6e64c" draw:fill="solid" draw:fill-color="#ffff99" draw:textarea-horizontal-align="left" draw:textarea-vertical-align="top" draw:fit-to-contour="false" fo:padding-top="0.051cm" fo:padding-bottom="0cm" fo:padding-left="0.051cm" fo:padding-right="0cm" draw:shadow="visible" draw:shadow-offset-x="0.102cm" draw:shadow-offset-y="0.102cm"/>
    </style:style>
    <style:style style:name="gr5" style:family="graphic" style:parent-style-name="standard">
      <style:graphic-properties svg:stroke-color="#47b8b8" draw:fill="solid" draw:fill-color="#ccffff" draw:textarea-horizontal-align="left" draw:textarea-vertical-align="top" draw:fit-to-contour="false" fo:padding-top="0.051cm" fo:padding-bottom="0cm" fo:padding-left="0.051cm" fo:padding-right="0cm" draw:shadow="visible" draw:shadow-offset-x="0.102cm" draw:shadow-offset-y="0.102cm"/>
    </style:style>
    <style:style style:name="gr6" style:family="graphic" style:parent-style-name="standard">
      <style:graphic-properties svg:stroke-color="#999999" draw:fill="solid" draw:fill-color="#c0c0c0" draw:textarea-horizontal-align="left" draw:textarea-vertical-align="top" draw:fit-to-contour="false" fo:padding-top="0.051cm" fo:padding-bottom="0cm" fo:padding-left="0.051cm" fo:padding-right="0cm" draw:shadow="visible" draw:shadow-offset-x="0.102cm" draw:shadow-offset-y="0.102cm"/>
    </style:style>
    <style:style style:name="gr7" style:family="graphic" style:parent-style-name="standard">
      <style:graphic-properties svg:stroke-color="#0000ff" draw:fill="solid" draw:fill-color="#99ccff" draw:textarea-horizontal-align="left" draw:textarea-vertical-align="top" draw:shadow="visible" draw:shadow-offset-x="0.102cm" draw:shadow-offset-y="0.102cm"/>
    </style:style>
    <style:style style:name="gr8" style:family="graphic" style:parent-style-name="standard">
      <style:graphic-properties svg:stroke-color="#008080" draw:fill="solid" draw:fill-color="#00cccc" draw:textarea-horizontal-align="left" draw:textarea-vertical-align="middle" draw:shadow="visible" draw:shadow-offset-x="0.102cm" draw:shadow-offset-y="0.102cm"/>
    </style:style>
    <style:style style:name="gr9" style:family="graphic" style:parent-style-name="standard">
      <style:graphic-properties svg:stroke-color="#e6e64c" draw:fill="solid" draw:fill-color="#ffff99" draw:textarea-horizontal-align="left" draw:textarea-vertical-align="top" draw:fit-to-contour="true" fo:padding-top="0cm" fo:padding-bottom="0cm" fo:padding-left="0cm" fo:padding-right="0cm" draw:shadow="visible" draw:shadow-offset-x="0.102cm" draw:shadow-offset-y="0.10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12pt"/>
    </style:style>
    <style:style style:name="P4" style:family="paragraph">
      <style:paragraph-properties fo:margin-left="0cm" fo:margin-right="0cm" fo:text-align="center" fo:text-indent="0cm"/>
      <style:text-properties fo:font-size="10pt"/>
    </style:style>
    <style:style style:name="P5" style:family="paragraph">
      <style:paragraph-properties fo:margin-left="0cm" fo:margin-right="0cm" fo:text-align="center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  <style:text-properties fo:font-size="10pt"/>
    </style:style>
    <style:style style:name="P7" style:family="paragraph">
      <style:paragraph-properties fo:margin-left="0cm" fo:margin-right="0cm" fo:text-align="start" text:enable-numbering="true" fo:text-indent="0cm"/>
    </style:style>
    <style:style style:name="T1" style:family="text">
      <style:text-properties fo:font-size="12pt"/>
    </style:style>
    <style:style style:name="T2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8.203cm" svg:height="6.282cm" svg:x="10.378cm" svg:y="1.596cm">
          <text:p/>
        </draw:rect>
        <draw:rect draw:style-name="gr2" draw:text-style-name="P3" draw:layer="layout" svg:width="2.54cm" svg:height="2.505cm" svg:x="10.378cm" svg:y="1.596cm">
          <text:p text:style-name="P2"><text:span text:style-name="T1">Auto</text:span><text:span text:style-name="T1"><text:line-break/></text:span><text:span text:style-name="T1">Deployer</text:span></text:p>
        </draw:rect>
        <draw:frame draw:style-name="gr3" draw:text-style-name="P1" draw:layer="layout" svg:width="3.81cm" svg:height="0.964cm" svg:x="15.188cm" svg:y="0.632cm">
          <draw:text-box>
            <text:p text:style-name="P1">App server</text:p>
          </draw:text-box>
        </draw:frame>
        <draw:rect draw:style-name="gr4" draw:text-style-name="P3" draw:layer="layout" svg:width="2.426cm" svg:height="4.861cm" svg:x="12.873cm" svg:y="1.596cm">
          <text:p text:style-name="P2"><text:span text:style-name="T1">Deployment</text:span><text:span text:style-name="T1"><text:line-break/></text:span><text:span text:style-name="T1">Service</text:span></text:p>
        </draw:rect>
        <draw:frame draw:style-name="gr3" draw:text-style-name="P1" draw:layer="layout" svg:width="6.64cm" svg:height="0.964cm" svg:x="0.798cm" svg:y="0.6cm">
          <draw:text-box>
            <text:p text:style-name="P1">Deployment clients</text:p>
          </draw:text-box>
        </draw:frame>
        <draw:rect draw:style-name="gr5" draw:text-style-name="P3" draw:layer="layout" svg:width="4.547cm" svg:height="1.837cm" svg:x="1.486cm" svg:y="3.701cm">
          <text:p text:style-name="P2"><text:span text:style-name="T1">Admin GUI</text:span></text:p>
        </draw:rect>
        <draw:rect draw:style-name="gr6" draw:text-style-name="P3" draw:layer="layout" svg:width="4.511cm" svg:height="3.97cm" svg:x="1.473cm" svg:y="5.782cm">
          <text:p text:style-name="P2"><text:span text:style-name="T1">User-written deployer</text:span></text:p>
        </draw:rect>
        <draw:polygon draw:style-name="gr7" draw:text-style-name="P4" draw:layer="layout" svg:width="4.511cm" svg:height="2.764cm" svg:x="1.473cm" svg:y="7cm" svg:viewBox="0 0 4512 2765" draw:points="563,2763 563,593 4504,593 4511,0 0,0 0,2764">
          <text:p text:style-name="P1"><text:span text:style-name="T2">JSR-88 API</text:span></text:p>
        </draw:polygon>
        <draw:polygon draw:style-name="gr8" draw:text-style-name="P5" draw:layer="layout" svg:width="6.33cm" svg:height="8.135cm" svg:x="6.535cm" svg:y="1.629cm" svg:viewBox="0 0 6331 8136" draw:points="0,0 0,8135 2110,8135 2110,3755 6330,3755 6330,2503 2110,2503 2110,0">
          <text:p text:style-name="P1"><text:span text:style-name="T1">Remote</text:span><text:span text:style-name="T1"><text:line-break/></text:span><text:span text:style-name="T1">JMX</text:span></text:p>
        </draw:polygon>
        <draw:rect draw:style-name="gr5" draw:text-style-name="P3" draw:layer="layout" svg:width="4.547cm" svg:height="1.837cm" svg:x="1.461cm" svg:y="1.641cm">
          <text:p text:style-name="P2"><text:span text:style-name="T1">Admin CLI (asadmin)</text:span></text:p>
        </draw:rect>
        <draw:rect draw:style-name="gr4" draw:text-style-name="P6" draw:layer="layout" svg:width="3.929cm" svg:height="1.124cm" svg:x="2.055cm" svg:y="7.609cm">
          <text:p text:style-name="P2"><text:span text:style-name="T2">SunDeploymentManager</text:span></text:p>
        </draw:rect>
        <draw:rect draw:style-name="gr4" draw:text-style-name="P6" draw:layer="layout" svg:width="4.452cm" svg:height="1.032cm" svg:x="2.057cm" svg:y="8.706cm">
          <text:p text:style-name="P2"><text:span text:style-name="T2">DeploymentFacility</text:span></text:p>
        </draw:rect>
        <draw:rect draw:style-name="gr4" draw:text-style-name="P6" draw:layer="layout" svg:width="4.438cm" svg:height="1.007cm" svg:x="2.071cm" svg:y="4.518cm">
          <text:p text:style-name="P2"><text:span text:style-name="T2">DeploymentFacility</text:span></text:p>
        </draw:rect>
        <draw:rect draw:style-name="gr4" draw:text-style-name="P6" draw:layer="layout" svg:width="4.427cm" svg:height="1.007cm" svg:x="2.082cm" svg:y="2.458cm">
          <text:p text:style-name="P2"><text:span text:style-name="T2">DeploymentFacility</text:span></text:p>
        </draw:rect>
        <draw:rect draw:style-name="gr9" draw:text-style-name="P3" draw:layer="layout" svg:width="3.282cm" svg:height="4.86cm" svg:x="15.299cm" svg:y="1.597cm">
          <text:list text:style-name="L1">
            <text:list-item>
              <text:p text:style-name="P2"><text:span text:style-name="T1">Deployment</text:span><text:span text:style-name="T1"><text:line-break/></text:span><text:span text:style-name="T1">internal</text:span><text:span text:style-name="T1"><text:line-break/></text:span><text:span text:style-name="T1">implementation</text:span></text:p>
            </text:list-item>
          </text:list>
          <text:list text:style-name="L1">
            <text:list-item>
              <text:p text:style-name="P2"><text:span text:style-name="T1"/></text:p>
            </text:list-item>
          </text:list>
          <text:list text:style-name="L1">
            <text:list-item>
              <text:p text:style-name="P7"><text:span text:style-name="T1">phases</text:span><text:span text:style-name="T1"><text:line-break/></text:span><text:span text:style-name="T1"/></text:p>
            </text:list-item>
          </text:list>
          <text:list text:style-name="L1">
            <text:list-item>
              <text:p text:style-name="P7"><text:span text:style-name="T1">deployer class per archive type</text:span></text:p>
            </text:list-item>
          </text:list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423cm" fo:margin-bottom="0.635cm" fo:margin-left="0.635cm" fo:margin-right="0.665cm" fo:page-width="19.685cm" fo:page-height="10.79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24$Build-8945</meta:generator>
    <meta:initial-creator>Tim Quinn</meta:initial-creator>
    <meta:creation-date>2005-10-18T10:20:41</meta:creation-date>
    <dc:creator>Tim Quinn</dc:creator>
    <dc:date>2006-01-04T11:22:47</dc:date>
    <dc:language>en-US</dc:language>
    <meta:editing-cycles>15</meta:editing-cycles>
    <meta:editing-duration>P2DT14H41M10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